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>
      <style:graphic-properties style:protect="size"/>
    </style:style>
    <style:style style:name="pr1" style:family="presentation" style:parent-style-name="預設-notes">
      <style:graphic-properties draw:fill-color="#ffffff" fo:min-height="13.364cm"/>
    </style:style>
    <style:style style:name="pr2" style:family="presentation" style:parent-style-name="預設-title">
      <style:graphic-properties fo:min-height="3.506cm"/>
    </style:style>
    <style:style style:name="pr3" style:family="presentation" style:parent-style-name="預設-outline1">
      <style:graphic-properties fo:min-height="11.92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custom-shape draw:style-name="gr1" draw:text-style-name="P1" draw:layer="layout" svg:width="4.2cm" svg:height="7cm" svg:x="2.6cm" svg:y="5.8cm">
          <text:p text:style-name="P1">Process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cm" svg:height="7cm" svg:x="6.6cm" svg:y="5.799cm">
          <text:p text:style-name="P1">Process 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2cm" svg:height="7cm" svg:x="10.4cm" svg:y="5.8cm">
          <text:p text:style-name="P1">Process 3</text:p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0.001cm" svg:height="2.401cm" svg:x="2.599cm" svg:y="12.799cm">
          <text:p text:style-name="P1">OS 作業系統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4cm" svg:height="1cm" svg:x="12.8cm" svg:y="11.2cm">
          <text:p text:style-name="P1">Dat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8cm" svg:height="3.6cm" svg:x="12.8cm" svg:y="7.6cm">
          <text:p text:style-name="P1">Thread 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8cm" svg:height="3.6cm" svg:x="15.6cm" svg:y="7.599cm">
          <text:p text:style-name="P1">Thread 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8cm" svg:height="3.6cm" svg:x="18.399cm" svg:y="7.6cm">
          <text:p text:style-name="P1">Thread 3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微軟正黑體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軟正黑體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微軟正黑體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軟正黑體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軟正黑體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微軟正黑體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編號&gt;</text:page-number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編號&gt;</text:page-number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編號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25T14:41:40.59</meta:creation-date>
    <dc:date>2013-02-25T18:18:54.91</dc:date>
    <meta:editing-duration>PT3H22M4S</meta:editing-duration>
    <meta:editing-cycles>1</meta:editing-cycles>
    <meta:document-statistic meta:object-count="35"/>
    <meta:generator>LibreOffice/3.5$Windows_x86 LibreOffice_project/7122e39-92ed229-498d286-15e43b4-d70da21</meta:generator>
  </office:meta>
</office:document-meta>
</file>